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7.8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7.4cm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13.4cm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2.9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12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8.3cm" svg:height="3.4cm" svg:x="6.9cm" svg:y="23.6cm">
          <text:p text:style-name="P1">Arduino</text:p>
          <text:p text:style-name="P1">mega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9cm" svg:height="3.1cm" svg:x="6.4cm" svg:y="12.1cm">
          <text:p text:style-name="P1">Z80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3.9cm" svg:height="4.5cm" svg:x="3.4cm" svg:y="2.9cm">
          <text:p text:style-name="P1">Shield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.4cm" svg:height="1.9cm" svg:x="4.9cm" svg:y="18.2cm">
          <text:p text:style-name="P1">Flash</text:p>
          <text:p text:style-name="P1">29F010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4cm" svg:height="1.9cm" svg:x="9.3cm" svg:y="18.2cm">
          <text:p text:style-name="P1">RAM</text:p>
          <text:p text:style-name="P1">62256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4cm" svg:height="2cm" svg:x="15.3cm" svg:y="12.8cm">
          <text:p text:style-name="P1">Clock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6cm" svg:y1="18.2cm" svg:x2="10.35cm" svg:y2="15.2cm" draw:start-shape="id1" draw:start-glue-point="0" draw:end-shape="id2" svg:d="M6600 18200v-1500h3750v-1500" svg:viewBox="0 0 3751 3001">
          <text:p text:style-name="P1">data/address</text:p>
        </draw:connector>
        <draw:connector draw:style-name="gr7" draw:text-style-name="P1" xml:id="id6" draw:id="id6" draw:layer="layout" svg:x1="11cm" svg:y1="18.2cm" svg:x2="10.35cm" svg:y2="15.2cm" draw:start-shape="id3" draw:end-shape="id2" draw:end-glue-point="2" svg:d="M11000 18200v-1500h-650v-1500" svg:viewBox="0 0 651 3001">
          <text:p/>
        </draw:connector>
        <draw:custom-shape draw:style-name="gr8" draw:text-style-name="P1" xml:id="id4" draw:id="id4" draw:layer="layout" svg:width="12.7cm" svg:height="0.8cm" svg:x="4.4cm" svg:y="10.6cm">
          <text:p text:style-name="P1">Z80 PIO</text:p>
          <draw:enhanced-geometry svg:viewBox="0 0 21600 21600" draw:type="rectangle" draw:enhanced-path="M 0 0 L 21600 0 21600 21600 0 21600 0 0 Z N"/>
        </draw:custom-shape>
        <draw:connector draw:style-name="gr7" draw:text-style-name="P1" xml:id="id5" draw:id="id5" draw:layer="layout" svg:x1="6.6cm" svg:y1="18.2cm" svg:x2="4.434cm" svg:y2="15.689cm" draw:start-shape="id1" draw:start-glue-point="0" svg:d="M6600 18200v-1506h-2166v-1005" svg:viewBox="0 0 2167 2512">
          <text:p/>
        </draw:connector>
        <draw:connector draw:style-name="gr7" draw:text-style-name="P1" draw:layer="layout" svg:x1="4.4cm" svg:y1="11cm" svg:x2="4.434cm" svg:y2="15.689cm" draw:start-shape="id4" draw:start-glue-point="3" draw:end-shape="id5" draw:end-glue-point="3" svg:d="M4400 11000h-501v4689h535" svg:viewBox="0 0 536 4690">
          <text:p/>
        </draw:connector>
        <draw:connector draw:style-name="gr7" draw:text-style-name="P1" xml:id="id7" draw:id="id7" draw:layer="layout" svg:x1="10.675cm" svg:y1="16.7cm" svg:x2="17.813cm" svg:y2="16.695cm" draw:start-shape="id6" draw:start-glue-point="0" svg:d="M10675 16700h3982v-5h3156" svg:viewBox="0 0 7139 6">
          <text:p/>
        </draw:connector>
        <draw:connector draw:style-name="gr7" draw:text-style-name="P1" draw:layer="layout" svg:x1="17.813cm" svg:y1="16.695cm" svg:x2="15.2cm" svg:y2="25.3cm" draw:start-shape="id7" draw:start-glue-point="3" draw:end-shape="id8" draw:end-glue-point="1" svg:d="M17813 16695h501v8605h-3114" svg:viewBox="0 0 3115 8606">
          <text:p/>
        </draw:connector>
        <draw:connector draw:style-name="gr7" draw:text-style-name="P1" draw:layer="layout" svg:x1="10.75cm" svg:y1="10.6cm" svg:x2="10.35cm" svg:y2="7.4cm" draw:start-shape="id4" draw:start-glue-point="0" draw:end-shape="id9" svg:d="M10750 10600v-1600h-400v-1600" svg:viewBox="0 0 401 3201">
          <text:p/>
        </draw:connector>
        <draw:connector draw:style-name="gr6" draw:text-style-name="P1" draw:layer="layout" svg:x1="6.9cm" svg:y1="25.3cm" svg:x2="6.6cm" svg:y2="20.1cm" draw:start-shape="id8" draw:start-glue-point="3" draw:end-shape="id1" draw:end-glue-point="2" svg:d="M6900 25300h-501v-3450h201v-1750" svg:viewBox="0 0 502 5201">
          <text:p text:style-name="P1">Prog</text:p>
          <text:p text:style-name="P1"/>
        </draw:connector>
        <draw:connector draw:style-name="gr7" draw:text-style-name="P1" draw:layer="layout" draw:line-skew="2.6cm" svg:x1="11.05cm" svg:y1="23.6cm" svg:x2="17cm" svg:y2="14.8cm" draw:start-shape="id8" draw:start-glue-point="0" draw:end-shape="id10" draw:end-glue-point="2" svg:d="M11050 23600v-1800h5950v-7000" svg:viewBox="0 0 5951 8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09:14:25.223258106</meta:creation-date>
    <dc:date>2019-04-16T15:30:38.557718585</dc:date>
    <meta:editing-duration>PT22M56S</meta:editing-duration>
    <meta:editing-cycles>4</meta:editing-cycles>
    <meta:generator>LibreOffice/5.1.6.2$Linux_X86_64 LibreOffice_project/10m0$Build-2</meta:generator>
    <meta:document-statistic meta:object-count="16"/>
  </office:meta>
</office:document-meta>
</file>